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2f6d" officeooo:paragraph-rsid="001f2f6d"/>
    </style:style>
    <style:style style:name="P2" style:family="paragraph" style:parent-style-name="Standard">
      <style:text-properties officeooo:rsid="001f2f6d" officeooo:paragraph-rsid="0020d911"/>
    </style:style>
    <style:style style:name="P3" style:family="paragraph" style:parent-style-name="Standard">
      <style:text-properties officeooo:rsid="001f2f6d" officeooo:paragraph-rsid="0021e887"/>
    </style:style>
    <style:style style:name="P4" style:family="paragraph" style:parent-style-name="Standard">
      <style:text-properties officeooo:rsid="0020d911" officeooo:paragraph-rsid="0021e887"/>
    </style:style>
    <style:style style:name="P5" style:family="paragraph" style:parent-style-name="Standard">
      <style:text-properties officeooo:rsid="0021e887" officeooo:paragraph-rsid="0021e887"/>
    </style:style>
    <style:style style:name="P6" style:family="paragraph" style:parent-style-name="Standard">
      <style:text-properties officeooo:rsid="0022ddcf" officeooo:paragraph-rsid="0022ddcf"/>
    </style:style>
    <style:style style:name="P7" style:family="paragraph" style:parent-style-name="Standard">
      <style:text-properties fo:font-weight="bold" officeooo:rsid="0022ddcf" officeooo:paragraph-rsid="0022ddcf" style:font-weight-asian="bold" style:font-weight-complex="bold"/>
    </style:style>
    <style:style style:name="P8" style:family="paragraph" style:parent-style-name="Standard">
      <style:text-properties fo:font-weight="bold" officeooo:rsid="0025675d" officeooo:paragraph-rsid="0025675d" style:font-weight-asian="bold" style:font-weight-complex="bold"/>
    </style:style>
    <style:style style:name="P9" style:family="paragraph" style:parent-style-name="Standard">
      <style:text-properties fo:font-weight="bold" officeooo:rsid="001f2f6d" officeooo:paragraph-rsid="0020d911" style:font-weight-asian="bold" style:font-weight-complex="bold"/>
    </style:style>
    <style:style style:name="P10" style:family="paragraph" style:parent-style-name="Standard">
      <style:text-properties fo:font-weight="normal" officeooo:rsid="00249620" officeooo:paragraph-rsid="00249620" style:font-weight-asian="normal" style:font-weight-complex="normal"/>
    </style:style>
    <style:style style:name="P11" style:family="paragraph" style:parent-style-name="Standard">
      <style:text-properties fo:font-weight="normal" officeooo:rsid="0025675d" officeooo:paragraph-rsid="0025675d" style:font-weight-asian="normal" style:font-weight-complex="normal"/>
    </style:style>
    <style:style style:name="P12" style:family="paragraph" style:parent-style-name="Standard">
      <style:text-properties fo:font-weight="normal" officeooo:rsid="0025833f" officeooo:paragraph-rsid="0025833f" style:font-weight-asian="normal" style:font-weight-complex="normal"/>
    </style:style>
    <style:style style:name="P13" style:family="paragraph" style:parent-style-name="Standard">
      <style:text-properties officeooo:rsid="0025675d" officeooo:paragraph-rsid="0025675d"/>
    </style:style>
    <style:style style:name="P1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f2f6d" officeooo:paragraph-rsid="001f2f6d"/>
    </style:style>
    <style:style style:name="P1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1e887" officeooo:paragraph-rsid="0021e887"/>
    </style:style>
    <style:style style:name="P1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bold" officeooo:rsid="001f2f6d" officeooo:paragraph-rsid="001f2f6d" style:font-weight-asian="bold" style:font-weight-complex="bold"/>
    </style:style>
    <style:style style:name="P17" style:family="paragraph" style:parent-style-name="Standard">
      <style:text-properties fo:font-weight="bold" officeooo:rsid="0021e887" officeooo:paragraph-rsid="0020d911" style:font-weight-asian="bold" style:font-weight-complex="bold"/>
    </style:style>
    <style:style style:name="P18" style:family="paragraph" style:parent-style-name="Standard">
      <style:text-properties fo:font-weight="bold" officeooo:rsid="00249620" officeooo:paragraph-rsid="00249620" style:font-weight-asian="bold" style:font-weight-complex="bold"/>
    </style:style>
    <style:style style:name="P19" style:family="paragraph" style:parent-style-name="Standard">
      <style:text-properties fo:font-weight="bold" officeooo:rsid="0022ddcf" officeooo:paragraph-rsid="0022ddcf" style:font-weight-asian="bold" style:font-weight-complex="bold"/>
    </style:style>
    <style:style style:name="P20" style:family="paragraph" style:parent-style-name="Standard">
      <style:text-properties fo:font-weight="normal" officeooo:rsid="0025675d" officeooo:paragraph-rsid="0025675d" style:font-weight-asian="normal" style:font-weight-complex="normal"/>
    </style:style>
    <style:style style:name="P21" style:family="paragraph" style:parent-style-name="Standard">
      <style:text-properties officeooo:rsid="001f2f6d" officeooo:paragraph-rsid="0020d911"/>
    </style:style>
    <style:style style:name="T1" style:family="text">
      <style:text-properties officeooo:rsid="0020c027"/>
    </style:style>
    <style:style style:name="T2" style:family="text">
      <style:text-properties officeooo:rsid="0021e887"/>
    </style:style>
    <style:style style:name="T3" style:family="text">
      <style:text-properties officeooo:rsid="0022ddc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2ddcf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5833f" style:font-weight-asian="normal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officeooo:rsid="0025833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Procedimentos padrões</text:p>
      <text:p text:style-name="P1"/>
      <text:p text:style-name="P1">1- Definir processador</text:p>
      <text:p text:style-name="P1">2 <text:s/>- Limpar Memória</text:p>
      <text:p text:style-name="P1">3 <text:s/>- Ligar VBLANK e VSYNC</text:p>
      <text:p text:style-name="P1">4 - <text:s/>Gerar as três linhas do VSYNC</text:p>
      <text:p text:style-name="P14">5 completar 37 scanllines<text:line-break/><text:span text:style-name="T1">6 – Kernel<text:line-break/>7 – Completar o resto do <text:s/>tamanho da ROM Para 4KB</text:span></text:p>
      <text:p text:style-name="P1"/>
      <text:p text:style-name="P5"><text:span text:style-name="T4">Background</text:span><text:line-break/><text:line-break/></text:p>
      <text:p text:style-name="P4">1 – Sempre aparecer atrás de todos os elementos</text:p>
      <text:p text:style-name="P4">2 Tamanho (160 x 192)</text:p>
      <text:p text:style-name="P4">3 <text:span text:style-name="T2">podemos mudar <text:s/>somente o a cor do bakcground a linha horizontal <text:s/>(COLUBK)</text:span></text:p>
      <text:p text:style-name="P4"/>
      <text:p text:style-name="P5">PlayField</text:p>
      <text:p text:style-name="P5"/>
      <text:p text:style-name="P5"><text:span text:style-name="T5">Lado esquerdo: </text:span><text:span text:style-name="T3">Padrão </text:span><text:s/>de 20 bits, renderizando pela esquerda do scanline</text:p>
      <text:p text:style-name="P5">Uma </text:p>
      <text:p text:style-name="P6"><text:span text:style-name="T4">O Lado direito </text:span>precisa ter o mesmo padrão do esquerdo</text:p>
      <text:p text:style-name="P4"/>
      <text:p text:style-name="P3"/>
      <text:p text:style-name="P15"/>
      <text:p text:style-name="P5"/>
      <text:p text:style-name="P17"/>
      <text:p text:style-name="P18">Jogador</text:p>
      <text:p text:style-name="P18"/>
      <text:p text:style-name="P10">Cada é um padrão de 8 bits (<text:span text:style-name="T4">GRP0</text:span>, <text:span text:style-name="T4">GRP01) <text:s/></text:span>com a cor do foreground (<text:span text:style-name="T8">COLUP0</text:span>, <text:span text:style-name="T4">COLUP1</text:span>) que pode ser posicionado em qualquer coluna do scanline</text:p>
      <text:p text:style-name="P2"/>
      <text:p text:style-name="P13">Cada jogador pode ser horizontalmente esticado, multiplicado ou invertido.</text:p>
      <text:p text:style-name="P13"/>
      <text:p text:style-name="P8">NUSIZ0, NUSIZ1 <text:span text:style-name="T6">(número / tamanho)</text:span></text:p>
      <text:p text:style-name="P8">REFP0, REFP1 <text:span text:style-name="T6">(refletetir jogador)</text:span></text:p>
      <text:p text:style-name="P11"/>
      <text:p text:style-name="P11"/>
      <text:p text:style-name="P8">Mísseis / Bola</text:p>
      <text:p text:style-name="P9"/>
      <text:p text:style-name="P11">Pode ser posicionado como qualquer outro jogador, mas sem padrões de bits</text:p>
      <text:p text:style-name="P11">Só um pixel mas pode ser horizontalmente esticado (2x, 4x, 8x)</text:p>
      <text:p text:style-name="P11"/>
      <text:p text:style-name="P11"><text:span text:style-name="T4">M0</text:span> e <text:span text:style-name="T4">M1 <text:s/></text:span>usa cores <text:s/>P0/P1</text:p>
      <text:p text:style-name="P8">BL <text:span text:style-name="T6">usa a cor do </text:span>PF <text:span text:style-name="T9">(</text:span><text:span text:style-name="T7">foreground)</text:span></text:p>
      <text:p text:style-name="P12"/>
      <text:p text:style-name="P12">*Temos uma limitação de 2 mísseis somente para cada espaço da horizontal</text:p>
      <text:p text:style-name="P9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7">PF0, F1, PF2</text:p>
      <text:p text:style-name="P7">COLUPF</text:p>
      <text:p text:style-name="P7">CTRLPF</text:p>
      <text:p text:style-name="P7"/>
      <text:p text:style-name="P7">D0 <text:s/><text:span text:style-name="T6">: Refletir</text:span></text:p>
      <text:p text:style-name="P7">D1 : <text:span text:style-name="T6">Pontos</text:span></text:p>
      <text:p text:style-name="P7">D2 : <text:span text:style-name="T6">Prioridade </text:span></text:p>
      <text:p text:style-name="P7">D4-D5 <text:span text:style-name="T6">Tamanho da bola (1,2,4,8)</text:span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oft-page-break/><text:span text:style-name="T6"/></text:p>
      <text:p text:style-name="P7"><text:span text:style-name="T6">; Instruções básicas do Assembler 6502</text:span></text:p>
      <text:p text:style-name="P7"><text:span text:style-name="T6"><text:tab/>processor 6502</text:span></text:p>
      <text:p text:style-name="P7"><text:span text:style-name="T6"><text:tab/></text:span></text:p>
      <text:p text:style-name="P7"><text:span text:style-name="T6">; Inlcui arquivos do Atari 2600 e algumas rotinas</text:span></text:p>
      <text:p text:style-name="P7"><text:span text:style-name="T6"><text:tab/>include "vcs.h"</text:span></text:p>
      <text:p text:style-name="P7"><text:span text:style-name="T6"><text:tab/>include "macro.h"</text:span></text:p>
      <text:p text:style-name="P7"><text:span text:style-name="T6"><text:tab/></text:span></text:p>
      <text:p text:style-name="P7"><text:span text:style-name="T6">; Aqui iremos iniciar a CPU e o chip de vídeo (TIA)</text:span></text:p>
      <text:p text:style-name="P7"><text:span text:style-name="T6">; a TIA é o chip que gera o sinal de vídeo.</text:span></text:p>
      <text:p text:style-name="P7"><text:span text:style-name="T6">; Não existe frame de buffer, então você precisa programar TIA</text:span></text:p>
      <text:p text:style-name="P7"><text:span text:style-name="T6">; antes ou cada scanline</text:span></text:p>
      <text:p text:style-name="P7"><text:span text:style-name="T6"/></text:p>
      <text:p text:style-name="P7"><text:span text:style-name="T6">;;;;;;;;;;;;;;;;;;;;;;;;;;;;;;;;;;;;;;;;;;;;;;;;;;;;;;;;;;;;;;;</text:span></text:p>
      <text:p text:style-name="P7"><text:span text:style-name="T6">;; Iniciamos a nossa ROM <text:s text:c="36"/>;;</text:span></text:p>
      <text:p text:style-name="P7"><text:span text:style-name="T6">;;;;;;;;;;;;;;;;;;;;;;;;;;;;;;;;;;;;;;;;;;;;;;;;;;;;;;;;;;;; ;;</text:span></text:p>
      <text:p text:style-name="P7"><text:span text:style-name="T6"><text:tab/>seg</text:span></text:p>
      <text:p text:style-name="P7"><text:span text:style-name="T6"><text:s text:c="8"/>org <text:s/>$f000</text:span></text:p>
      <text:p text:style-name="P7"><text:span text:style-name="T6"/></text:p>
      <text:p text:style-name="P7"><text:span text:style-name="T6">Reset:</text:span></text:p>
      <text:p text:style-name="P7"><text:span text:style-name="T6"><text:tab/>CLEAN_START</text:span></text:p>
      <text:p text:style-name="P7"><text:span text:style-name="T6"><text:s text:c="8"/>ldx #$80 <text:tab/>;cor azul do background</text:span></text:p>
      <text:p text:style-name="P7"><text:span text:style-name="T6"><text:s text:c="8"/>stx COLUBK</text:span></text:p>
      <text:p text:style-name="P7"><text:span text:style-name="T6"><text:s text:c="8"/>lda #$1C <text:tab/>;cor amarela da área jogavel</text:span></text:p>
      <text:p text:style-name="P7"><text:span text:style-name="T6"><text:s text:c="8"/>sta COLUPF</text:span></text:p>
      <text:p text:style-name="P7"><text:span text:style-name="T6"><text:s text:c="8"/></text:span></text:p>
      <text:p text:style-name="P7"><text:span text:style-name="T6">;;;;;;;;;;;;;;;;;;;;;;;;;;;;;;;;;;;;;;;;;;;;;;;;;;;;;;;;;;;;;;;</text:span></text:p>
      <text:p text:style-name="P7"><text:span text:style-name="T6">;; Iremos criar um novo frame configurando o VBLANK e VSYNC <text:s/>;;</text:span></text:p>
      <text:p text:style-name="P7"><text:span text:style-name="T6">;;;;;;;;;;;;;;;;;;;;;;;;;;;;;;;;;;;;;;;;;;;;;;;;;;;;;;;;;;;; ;; <text:s text:c="3"/></text:span></text:p>
      <text:p text:style-name="P7"><text:span text:style-name="T6"/></text:p>
      <text:p text:style-name="P7"><text:span text:style-name="T6">StartFrame </text:span></text:p>
      <text:p text:style-name="P7"><text:span text:style-name="T6"><text:s text:c="5"/>lda #02</text:span></text:p>
      <text:p text:style-name="P7"><text:span text:style-name="T6"><text:s text:c="5"/>sta VBLANK ;liga o VSYNC</text:span></text:p>
      <text:p text:style-name="P7"><text:span text:style-name="T6"><text:s text:c="5"/>sta VSYNC <text:s/>;desliga o <text:s/>VSYNC</text:span></text:p>
      <text:p text:style-name="P7"><text:span text:style-name="T6"><text:s text:c="5"/></text:span></text:p>
      <text:p text:style-name="P7"><text:span text:style-name="T6">;;;;;;;;;;;;;;;;;;;;;;;;;;;;;;;;;;;;;;;;;;;;;;;;;;;;;;;;;;;;;;;</text:span></text:p>
      <text:p text:style-name="P7"><text:span text:style-name="T6">;; Repetição da TIA das 37 linhas recomendadas do VBLANK <text:s text:c="4"/>;;</text:span></text:p>
      <text:p text:style-name="P7"><text:span text:style-name="T6">;;;;;;;;;;;;;;;;;;;;;;;;;;;;;;;;;;;;;;;;;;;;;;;;;;;;;;;;;;;; ;; <text:s text:c="2"/></text:span></text:p>
      <text:p text:style-name="P7"><text:span text:style-name="T6"><text:tab/>REPEAT 37</text:span></text:p>
      <text:p text:style-name="P7"><text:span text:style-name="T6"><text:s text:c="8"/>sta WSYNC</text:span></text:p>
      <text:p text:style-name="P7"><text:span text:style-name="T6"><text:s text:c="8"/>REPEND</text:span></text:p>
      <text:p text:style-name="P7"><text:span text:style-name="T6"><text:s text:c="8"/></text:span></text:p>
      <text:p text:style-name="P7"><text:span text:style-name="T6">; Nada mais para executar, iremos pular para o início</text:span></text:p>
      <text:p text:style-name="P7"><text:span text:style-name="T6"/></text:p>
      <text:p text:style-name="P7"><text:span text:style-name="T6"><text:tab/>jmp Reset</text:span></text:p>
      <text:p text:style-name="P7"><text:span text:style-name="T6"><text:tab/></text:span></text:p>
      <text:p text:style-name="P7"><text:span text:style-name="T6">;;;;;;;;;;;;;;;;;;;;;;;;;;;;;;;;;;;;;;;;;;;;;;;;;;;;;;;;;;;;;;;</text:span></text:p>
      <text:p text:style-name="P7"><text:span text:style-name="T6">;; ROM 4KB <text:s text:c="50"/>;;</text:span></text:p>
      <text:p text:style-name="P7"><text:span text:style-name="T6">;;;;;;;;;;;;;;;;;;;;;;;;;;;;;;;;;;;;;;;;;;;;;;;;;;;;;;;;;;;; ;;</text:span></text:p>
      <text:p text:style-name="P7"><text:span text:style-name="T6"><text:tab/>org $fffc</text:span></text:p>
      <text:p text:style-name="P7"><text:span text:style-name="T6"><text:tab/>.word Reset</text:span></text:p>
      <text:p text:style-name="P7"><text:span text:style-name="T6"><text:tab/>.word Reset</text:span></text:p>
      <text:p text:style-name="P7"><text:soft-page-break/><text:span text:style-name="T6"><text:s text:c="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8T10:26:58.788166706</meta:creation-date>
    <dc:date>2020-03-28T18:07:52.188475107</dc:date>
    <meta:editing-duration>PT15M2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4" meta:paragraph-count="80" meta:word-count="367" meta:character-count="2656" meta:non-whitespace-character-count="2127"/>
  </office:meta>
</office:document-meta>
</file>